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pt" fo:country="B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pt" fo:country="BR"/>
    </style:style>
    <style:style style:name="P3" style:family="paragraph" style:parent-style-name="Standard">
      <style:paragraph-properties fo:text-align="justify" style:justify-single-word="false"/>
      <style:text-properties fo:language="pt" fo:country="BR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pt" fo:country="BR" fo:font-weight="bold" officeooo:rsid="001c483c" officeooo:paragraph-rsid="001c483c" style:font-weight-asian="bold" style:font-weight-complex="bold"/>
    </style:style>
    <style:style style:name="T1" style:family="text">
      <style:text-properties officeooo:rsid="00161761"/>
    </style:style>
    <style:style style:name="T2" style:family="text">
      <style:text-properties officeooo:rsid="0017e7fa"/>
    </style:style>
    <style:style style:name="T3" style:family="text">
      <style:text-properties officeooo:rsid="00187677"/>
    </style:style>
    <style:style style:name="T4" style:family="text">
      <style:text-properties officeooo:rsid="001a6946"/>
    </style:style>
    <style:style style:name="T5" style:family="text">
      <style:text-properties fo:color="#808080" style:font-name="Courier New" fo:font-size="9pt" fo:font-style="normal" fo:font-weight="normal" style:font-size-asian="9pt" style:font-style-asian="normal" style:font-weight-asian="normal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luna: <text:span text:style-name="T6">Veronica Bertolucci Scislewski<text:tab/></text:span></text:p>
      <text:p text:style-name="P4">Matrícula: <text:span text:style-name="T6">201800216</text:span></text:p>
      <text:p text:style-name="P1"/>
      <text:p text:style-name="P1">1. Discuta de que maneira a herança promove a reutilização de software, economiza tempo durante o desenvolvimento de programa e ajuda a evitar erros. Alguns programadores preferem não utilizar acesso protected, porque acreditam que ele quebra o encapsulamento da superclasse. Discuta os méritos relativos de usar acesso protected versus acesso private em superclasses.</text:p>
      <text:p text:style-name="P2"><text:tab/><text:span text:style-name="T3">A herança é uma especialização de classe e cria novas classes a partir de existentes. A herdeira pode adicionar outros atributos ou métodos e pode também sobrescrever métodos da classe herdada; assim, economiza tempo ao extender uma outra classe reaproveitando seus métodos. </text:span></text:p>
      <text:p text:style-name="P2"><text:tab/><text:span text:style-name="T4">O acesso private especifica que a variável só pode ser acessada pela própria classe, e o acesso private especifica que a variável só pode ser acessada dentro do seu próprio pacote e por uma classe herdeira em outro pacote. </text:span></text:p>
      <text:p text:style-name="P2"/>
      <text:p text:style-name="P1">7. Como o polimorfismo permite programar “no geral” em vez de “no específico”? Discuta as vantagens cruciais da programação “no geral”. O que são métodos abstratos? Descreva as circunstâncias em que um método abstrato seria apropriado.</text:p>
      <text:p text:style-name="P2"><text:tab/><text:span text:style-name="T1">O polimorfismo gera um resultado diferente ao invocar o mesmo método, e referencia o objeto sem saber a classe concreta. Assim, sua grande vantagem é que não precisa criar métodos específicos para cada classe, e uma classe é mais de um tipo ao mesmo tempo. Também processa objetos da hierarquia como se fossem da superclasse, sendo uma programação mais “geral”. </text:span></text:p>
      <text:p text:style-name="P2"><text:tab/><text:span text:style-name="T1">Os métodos abstratos só podem ser usados em classes abstratas e não tem corpo, ou seja, são construídos nas classes-filhas. São apropriados nos casos em que a classe é abstrata, pois força que todos os métodos abstratos sejam implementados nas classes herdeiras; sendo que no polimorfismo (que utiliza as notações @Override e @Overload) não há a imposição nas classes herdeiras, ou seja, há a liberdade de escolha dos métodos que serão implementados ou não. </text:span></text:p>
      <text:p text:style-name="P2"/>
      <text:p text:style-name="P1">8. Compare e contraste classes abstratas e interfaces. Por que você utilizaria uma classe abstrata? Por que você utilizaria uma interface?</text:p>
      <text:p text:style-name="P2"><text:tab/><text:span text:style-name="T2">Uma classe abstrata é uma classe restrita que não é usada para criar objetos – para acessar tem que ser herdado de outra classe. Pode declarar atributos, declarar e implementar métodos normais e/ou abstratos. Por outro lado uma interface só contém métodos abstratos, sendo considerada uma classe abstrata “pura”; é utilizada quando todas as classes terão aqueles métodos implementados. Quando tem apenas alguns, a classe abstrata é utilizad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20:43:55.040000000</meta:creation-date>
    <dc:date>2020-11-10T08:33:46.070000000</dc:date>
    <meta:editing-duration>PT1H47M16S</meta:editing-duration>
    <meta:editing-cycles>3</meta:editing-cycles>
    <meta:generator>LibreOffice/6.2.7.1$Windows_X86_64 LibreOffice_project/23edc44b61b830b7d749943e020e96f5a7df63bf</meta:generator>
    <meta:document-statistic meta:table-count="0" meta:image-count="0" meta:object-count="0" meta:page-count="1" meta:paragraph-count="10" meta:word-count="398" meta:character-count="2565" meta:non-whitespace-character-count="2165"/>
  </office:meta>
</office:document-meta>
</file>